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08_10-51-02_000.jpg</text:p>
          </table:table-cell>
          <table:table-cell table:style-name="ce20" office:value-type="string">
            <text:p>:m other / 記録　文書 / @大口駅 / 血圧、数値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other / 記録　文書 / @大口駅 / 血圧、数値">
            <text:p>:m other / 記録　文書 / @大口駅 / 血圧、数値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08_12-09-26_000.jpg</text:p>
          </table:table-cell>
          <table:table-cell table:style-name="ce20" office:value-type="string">
            <text:p>:m other / 記録　文書 / @宮前図書館、入口 / コロナウイルス、「対応」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other / 記録　文書 / @宮前図書館、入口 / コロナウイルス、「対応」">
            <text:p>:m other / 記録　文書 / @宮前図書館、入口 / コロナウイルス、「対応」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08_12-09-32_000.jpg</text:p>
          </table:table-cell>
          <table:table-cell table:style-name="ce20" office:value-type="string">
            <text:p>:m other / 記録　文書 / @宮前図書館、入口 / コロナウイルス、「対応」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m other / 記録　文書 / @宮前図書館、入口 / コロナウイルス、「対応」">
            <text:p>:m other / 記録　文書 / @宮前図書館、入口 / コロナウイルス、「対応」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08_13-02-57_000.jpg</text:p>
          </table:table-cell>
          <table:table-cell table:style-name="ce16" office:value-type="string">
            <text:p>:m 食べた物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08_14-51-52_000.jpg</text:p>
          </table:table-cell>
          <table:table-cell table:style-name="ce20" office:value-type="string">
            <text:p>:m 2*2 RES / 245 / 『予防接種は「効く」のか？』　岩田健太郎 / p.169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m 2*2 RES / 245 / 『予防接種は「効く」のか？』　岩田健太郎 / p.169">
            <text:p>:m 2*2 RES / 245 / 『予防接種は「効く」のか？』　岩田健太郎 / p.169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08_18-36-12_000.jpg</text:p>
          </table:table-cell>
          <table:table-cell table:style-name="ce17" office:value-type="string">
            <text:p>:m music / log / gt / || s.1:res,research,for=open-strings,chord=D▽;G9/9;A▽7;E△；A△;D△ || s.2:f-N,frase,tu=DADGAD,cp=A△-D△,score+ || s.3:res,research,for=position-table;E,chord=E△ || s.4:res,research,for=position-table;B,chord=B△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m music / log / gt / || s.1:res,research,for=open-strings,chord=D▽;G9/9;A▽7;E△；A△;D△ || s.2:f-N,frase,tu=DADGAD,cp=A△-D△,score+ || s.3:res,research,for=position-table;E,chord=E△ || s.4:res,research,for=position-table;B,chord=B△">
            <text:p>:m music / log / gt / || s.1:res,research,for=open-strings,chord=D▽;G9/9;A▽7;E△；A△;D△ || s.2:f-N,frase,tu=DADGAD,cp=A△-D△,score+ || s.3:res,research,for=position-table;E,chord=E△ || s.4:res,research,for=position-table;B,chord=B△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08_21-02-05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08_21-59-05_000.jpg</text:p>
          </table:table-cell>
          <table:table-cell table:style-name="ce20" office:value-type="string">
            <text:p>:m 1*1 RES / 245 / 『不活性結合・不活性分子の活性化』　日本化学会、編 / p.153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m 1*1 RES / 245 / 『不活性結合・不活性分子の活性化』　日本化学会、編 / p.153">
            <text:p>:m 1*1 RES / 245 / 『不活性結合・不活性分子の活性化』　日本化学会、編 / p.153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09_00-33-26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09_06-01-10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09_07-58-11_000.jpg</text:p>
          </table:table-cell>
          <table:table-cell table:style-name="ce6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09_07-15-15_000.mp4</text:p>
          </table:table-cell>
          <table:table-cell table:style-name="ce6" office:value-type="string">
            <text:p>:VIDEO / @自宅 / 体操 / hip-hopダンス、ヒップホップ / h-2020-0409-1 / id=15.n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VIDEO / @自宅 / 体操 / hip-hopダンス、ヒップホップ / h-2020-0409-1 / id=15.n">
            <text:p>:VIDEO / @自宅 / 体操 / hip-hopダンス、ヒップホップ / h-2020-0409-1 / id=15.n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7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7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9">2020/04/09</text:date>, <text:time>08:24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09T08:24:48.58</dc:date>
    <dc:creator>iwabuchi ken</dc:creator>
    <meta:editing-duration>P19DT9H16M27S</meta:editing-duration>
    <meta:editing-cycles>7639</meta:editing-cycles>
    <meta:document-statistic meta:table-count="1" meta:cell-count="743" meta:object-count="0"/>
  </office:meta>
</office:document-meta>
</file>